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2">
      <style:text-properties officeooo:rsid="0008a765" officeooo:paragraph-rsid="0008a765"/>
    </style:style>
    <style:style style:name="P2" style:family="paragraph" style:parent-style-name="Text_20_body">
      <style:text-properties officeooo:rsid="0008a765" officeooo:paragraph-rsid="0008a765"/>
    </style:style>
    <style:style style:name="P3" style:family="paragraph" style:parent-style-name="Text_20_body" style:list-style-name="L2">
      <style:text-properties officeooo:rsid="0008a765" officeooo:paragraph-rsid="0008a765"/>
    </style:style>
    <style:style style:name="P4" style:family="paragraph" style:parent-style-name="Text_20_body">
      <style:text-properties officeooo:rsid="0008a765" officeooo:paragraph-rsid="000bf525"/>
    </style:style>
    <style:style style:name="P5" style:family="paragraph" style:parent-style-name="Text_20_body">
      <style:text-properties officeooo:paragraph-rsid="000a6d8f"/>
    </style:style>
    <style:style style:name="P6" style:family="paragraph" style:parent-style-name="Text_20_body" style:list-style-name="L2">
      <style:text-properties officeooo:paragraph-rsid="0008a765"/>
    </style:style>
    <style:style style:name="P7" style:family="paragraph" style:parent-style-name="Text_20_body" style:list-style-name="L2">
      <style:text-properties officeooo:paragraph-rsid="000a6d8f"/>
    </style:style>
    <style:style style:name="P8" style:family="paragraph" style:parent-style-name="Text_20_body" style:list-style-name="L2">
      <style:text-properties officeooo:rsid="000a6d8f" officeooo:paragraph-rsid="000a6d8f"/>
    </style:style>
    <style:style style:name="P9" style:family="paragraph" style:parent-style-name="Text_20_body">
      <style:text-properties officeooo:rsid="000a6d8f" officeooo:paragraph-rsid="000a6d8f"/>
    </style:style>
    <style:style style:name="P10" style:family="paragraph" style:parent-style-name="Text_20_body" style:list-style-name="L3">
      <style:text-properties officeooo:rsid="000a6d8f" officeooo:paragraph-rsid="000a6d8f"/>
    </style:style>
    <style:style style:name="P11" style:family="paragraph" style:parent-style-name="Text_20_body">
      <style:text-properties officeooo:rsid="000bf525" officeooo:paragraph-rsid="000bf525"/>
    </style:style>
    <style:style style:name="T1" style:family="text">
      <style:text-properties officeooo:rsid="0008a765"/>
    </style:style>
    <style:style style:name="T2" style:family="text">
      <style:text-properties officeooo:rsid="000a6d8f"/>
    </style:style>
    <style:style style:name="T3" style:family="text">
      <style:text-properties officeooo:rsid="000bf5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ůležité informace o projektu SPZ</text:h>
      <text:p text:style-name="P2">Tento soubor obsahuje základní údaje o implementaci projektu SPZ.</text:p>
      <text:h text:style-name="P1" text:outline-level="2">Použité nástroje</text:h>
      <text:p text:style-name="P4">Projekt je implementován jako webová aplikace na platformě Java 2, která pro uchování dat používá databáz<text:span text:style-name="T3">i</text:span> Apache Derby. Jako běhové prostředí lze použít JSP/Servlet kontejner Apache Tomcat. <text:span text:style-name="T3">Aplikace využívá Servlet API ze standardu Java EE 7, Java Expression Language a knihovnu značek JSTL 1.1 (konkrétně sady značek definované na uri </text:span><text:a xlink:type="simple" xlink:href="http://java.sun.com/jsp/jstl/core" text:style-name="Internet_20_link" text:visited-style-name="Visited_20_Internet_20_Link"><text:span text:style-name="T3">http://java.sun.com/jsp/jstl/core</text:span></text:a><text:span text:style-name="T3"> – pro řízení průchodu stránkou a </text:span><text:a xlink:type="simple" xlink:href="http://java.sun.com/jsp/jstl/fmt" text:style-name="Internet_20_link" text:visited-style-name="Visited_20_Internet_20_Link"><text:span text:style-name="T3">http://java.sun.com/jsp/jstl/fmt</text:span></text:a><text:span text:style-name="T3"> – pro internacionalizaci, lokalizaci a formátování údajů). Výsledné stránky využívají standardy HTML5 a CSS.</text:span></text:p>
      <text:h text:style-name="Heading_20_2" text:outline-level="2"><text:span text:style-name="T3">Z</text:span>drojov<text:span text:style-name="T3">é</text:span> kód<text:span text:style-name="T3">y</text:span></text:h>
      <text:p text:style-name="P2">Zdrojové kódy <text:span text:style-name="T2">(adresář src/main/java) </text:span>jsou členěny do následujícíh balíků:</text:p>
      <text:list xml:id="list2011187770720955297" text:style-name="L2">
        <text:list-item>
          <text:p text:style-name="P3">cz.dcb – obsahuje soubory s lokalizací aplikace </text:p>
          <text:list>
            <text:list-item>
              <text:p text:style-name="P6"><text:span text:style-name="T1">resources.properties pro implicitní jazyk (aktuálně čeština, překladem do jiného jazyka lze snadno změnit) </text:span></text:p>
            </text:list-item>
            <text:list-item>
              <text:p text:style-name="P6"><text:span text:style-name="T1">resources_cs.properties pro češtinu.</text:span></text:p>
            </text:list-item>
          </text:list>
        </text:list-item>
        <text:list-item>
          <text:p text:style-name="P6"><text:span text:style-name="T1">cz.dcb.support.db – balíky obsahující třídy implementující aplikační logiku systému. Tato byla implementována pomocí nástroje Java Persitence API. Balík cz.dcb.support.db.jpa obsahuje konfigurační soubor s popisem entitních tříd a jejich vazeb.</text:span></text:p>
        </text:list-item>
        <text:list-item>
          <text:p text:style-name="P6"><text:span text:style-name="T1">cz.dcb.support.db.jpa.controllers – manažerské třídy pro provádění operací s jednotlivými entitami.</text:span></text:p>
        </text:list-item>
        <text:list-item>
          <text:p text:style-name="P6"><text:span text:style-name="T1">cz.dcb.support.db.jpa.entities – entitní třídy vygenerované pomocí JPA z konfiguračního souboru.</text:span></text:p>
        </text:list-item>
        <text:list-item>
          <text:p text:style-name="P7"><text:span text:style-name="T2">cz.dcb.support.db.utils – obsahuje třídu DBUtils.java se statickou metodou getEntityManagerFactory(), která slouží k získání přístupu do databáze prostřednictvím EntityManagerFactory.</text:span></text:p>
        </text:list-item>
        <text:list-item>
          <text:p text:style-name="P8">cz.dcb.support.web – obsahuje servlet aplikace, který řídí činost celého systému (detaily viz vygenerovaná dokumentace).</text:p>
        </text:list-item>
        <text:list-item>
          <text:p text:style-name="P8">cz.dcb.support.web.entities – entitní třídy pro předávání dat z databáze do webové části aplikace.</text:p>
        </text:list-item>
      </text:list>
      <text:p text:style-name="P9">Další částí aplikace jsou JSP stránky, které slouží ke zobrazení dat, která zpřístupňuje servlet pomocí tříd aplikační logiky. Jedná se konkrétně o stránky:</text:p>
      <text:list xml:id="list3141271527857896248" text:style-name="L3">
        <text:list-item>
          <text:p text:style-name="P10"><text:soft-page-break/>listSPZ.jsp – obsahuje výpis všech SPZ a slouží jako rozcestník pro další operace v systému.</text:p>
        </text:list-item>
        <text:list-item>
          <text:p text:style-name="P10">addSPZ.jsp – slouží k přidání nové SPZ, vyvolána tlačítkem Nova SPZ</text:p>
        </text:list-item>
        <text:list-item>
          <text:p text:style-name="P10">editcommon.jsp – vkládá se do ostatních souborů edit*.jsp a slouží k zobrazení a úpravám údajů, které jsou společné pro všechny stavy SPZ.</text:p>
        </text:list-item>
        <text:list-item>
          <text:p text:style-name="P10">edit*.jsp – slouží k editaci údajů o SPZ v jejich jednotlivých stavech (stavy, přechody mezi nimi viz dokumentace k původní aplikaci support od Jana Pernici – převzato z důvodů zachování kompatibility).</text:p>
        </text:list-item>
      </text:list>
      <text:p text:style-name="P5"><text:span text:style-name="T2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ek Bartek</meta:initial-creator>
    <meta:creation-date>2015-10-19T08:52:53.569968909</meta:creation-date>
    <dc:date>2015-10-19T09:31:25.009005886</dc:date>
    <dc:creator>Ludek Bartek</dc:creator>
    <meta:editing-duration>PT7M50S</meta:editing-duration>
    <meta:editing-cycles>1</meta:editing-cycles>
    <meta:document-statistic meta:table-count="0" meta:image-count="0" meta:object-count="0" meta:page-count="2" meta:paragraph-count="21" meta:word-count="317" meta:character-count="2447" meta:non-whitespace-character-count="2145"/>
    <meta:generator>LibreOffice/4.3.7.2$Linux_X86_64 LibreOffice_project/430$Build-2</meta:generator>
  </office:meta>
</office:document-meta>
</file>